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2:Sheet1.B332 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4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08T14:17:58.37</dc:date>
    <dc:creator>Clemens Lode</dc:creator>
    <meta:editing-duration>PT58H33M17S</meta:editing-duration>
    <meta:editing-cycles>12</meta:editing-cycles>
    <meta:generator>OpenOffice.org/3.0$Win32 OpenOffice.org_project/300m9$Build-9358</meta:generator>
    <meta:document-statistic meta:table-count="3" meta:cell-count="866" meta:object-count="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2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8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8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8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8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3cm" svg:y="6.336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6cm" svg:y="5.532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3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3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35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6cm" svg:y="6.335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35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1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05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3cm" svg:y="6.334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0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19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64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19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5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1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1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8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7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3cm" svg:y="6.316cm" chart:style-name="ch5">
              <text:p>Anzahl Felder</text:p>
            </chart:title>
          </chart:axis>
          <chart:axis chart:dimension="y" chart:name="primary-y" chart:style-name="ch4">
            <chart:title svg:x="0.26cm" svg:y="4.367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